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8in"/>
    </style:style>
    <style:style style:name="co2" style:family="table-column">
      <style:table-column-properties fo:break-before="auto" style:column-width="0.511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1.0445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0.9925in"/>
    </style:style>
    <style:style style:name="co7" style:family="table-column">
      <style:table-column-properties fo:break-before="auto" style:column-width="0.8835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1.4909in"/>
    </style:style>
    <style:style style:name="co10" style:family="table-column">
      <style:table-column-properties fo:break-before="auto" style:column-width="0.9102in"/>
    </style:style>
    <style:style style:name="co11" style:family="table-column">
      <style:table-column-properties fo:break-before="auto" style:column-width="0.8161in"/>
    </style:style>
    <style:style style:name="co12" style:family="table-column">
      <style:table-column-properties fo:break-before="auto" style:column-width="0.829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number-style style:name="N70">
      <number:fraction number:min-integer-digits="0" number:min-numerator-digits="1" number:min-denominator-digits="1"/>
    </number:number-style>
    <number:number-style style:name="N71">
      <number:fraction number:min-integer-digits="0" number:min-numerator-digits="2" number:min-denominator-digits="2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cc"/>
    </style:style>
    <style:style style:name="ce3" style:family="table-cell" style:parent-style-name="Default">
      <style:table-cell-properties fo:background-color="#ccffcc" style:text-align-source="fix" style:repeat-content="false"/>
      <style:paragraph-properties fo:text-align="end" fo:margin-left="0in"/>
    </style:style>
    <style:style style:name="ce4" style:family="table-cell" style:parent-style-name="Default" style:data-style-name="N71">
      <style:table-cell-properties fo:background-color="#ccffcc"/>
    </style:style>
    <style:style style:name="ce5" style:family="table-cell" style:parent-style-name="Default">
      <style:table-cell-properties fo:border-bottom="none" fo:background-color="#ffffcc" fo:border-left="0.06pt solid #000000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ffffcc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ffffcc" fo:border-left="0.06pt solid #000000" fo:border-right="none" fo:border-top="none"/>
    </style:style>
    <style:style style:name="ce8" style:family="table-cell" style:parent-style-name="Default" style:data-style-name="N2"/>
    <style:style style:name="ce9" style:family="table-cell" style:parent-style-name="Default" style:data-style-name="N71"/>
    <style:style style:name="ce10" style:family="table-cell" style:parent-style-name="Default" style:data-style-name="N10"/>
    <style:style style:name="ce11" style:family="table-cell" style:parent-style-name="Default">
      <style:table-cell-properties fo:border-bottom="none" fo:background-color="#ffffcc" fo:border-left="none" fo:border-right="none" fo:border-top="0.06pt solid #000000"/>
    </style:style>
    <style:style style:name="ce12" style:family="table-cell" style:parent-style-name="Default">
      <style:table-cell-properties fo:background-color="#ffffcc"/>
    </style:style>
    <style:style style:name="ce13" style:family="table-cell" style:parent-style-name="Default">
      <style:table-cell-properties fo:border-bottom="0.06pt solid #000000" fo:background-color="#ffffcc" fo:border-left="none" fo:border-right="none" fo:border-top="none"/>
    </style:style>
    <style:style style:name="ce14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ackground-color="#ccffff"/>
      <style:text-properties fo:font-weight="bold" style:font-weight-asian="bold" style:font-weight-complex="bold"/>
    </style:style>
    <style:style style:name="ce16" style:family="table-cell" style:parent-style-name="Default" style:data-style-name="N11">
      <style:table-cell-properties fo:background-color="#ccffff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ffffcc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ackground-color="#ffffcc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ackground-color="#ffffcc" fo:border-left="none" fo:border-right="0.06pt solid #000000" fo:border-top="none"/>
    </style:style>
    <style:style style:name="ce20" style:family="table-cell" style:parent-style-name="Default" style:data-style-name="N70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1.1413in" svg:height="0.8567in" svg:x="2.1839in" svg:y="0in" draw:caption-point-x="-0.2402in" draw:caption-point-y="0.0039in">
              <dc:date>2013-10-30T00:00:00</dc:date>
              <text:p text:style-name="P1"><text:span text:style-name="T1">Source voltage. <text:s/>A typical RGB LED strip will be arranged for 12V.</text:span></text:p>
            </office:annotation>
            <text:p>Vsource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/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total</text:p>
          </table:table-cell>
          <table:table-cell table:number-columns-repeated="3"/>
          <table:table-cell table:style-name="ce1" office:value-type="string" calcext:value-type="string">
            <text:p>E12</text:p>
          </table:table-cell>
          <table:table-cell table:style-name="ce1" office:value-type="string" calcext:value-type="string">
            <text:p>E24</text:p>
          </table:table-cell>
          <table:table-cell table:style-name="ce1" office:value-type="string" calcext:value-type="string">
            <text:p>E96</text:p>
          </table:table-cell>
          <table:table-cell/>
          <table:table-cell table:style-name="ce1" office:value-type="string" calcext:value-type="string">
            <text:p>Resistor wattag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office:annotation draw:style-name="gr1" draw:text-style-name="P1" svg:width="1.1413in" svg:height="1.0122in" svg:x="2.1839in" svg:y="0.0075in" draw:caption-point-x="-0.2402in" draw:caption-point-y="0.1823in">
              <dc:date>2013-10-30T00:00:00</dc:date>
              <text:p text:style-name="P1"><text:span text:style-name="T1">Maximum number of LEDs you want in series. <text:s/>For most RGB LED strips, this will be 3.</text:span></text:p>
            </office:annotation>
            <text:p>Series max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office:annotation draw:style-name="gr1" draw:text-style-name="P1" svg:width="1.1413in" svg:height="1.0122in" svg:x="5.0256in" svg:y="0.0075in" draw:caption-point-x="-0.2402in" draw:caption-point-y="0.1823in">
              <dc:date>2013-10-30T00:00:00</dc:date>
              <text:p text:style-name="P1"><text:span text:style-name="T1">LED's forward voltage. <text:s/>See datasheet for your LED component(s) or strip.</text:span></text:p>
            </office:annotation>
            <text:p>Vf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.1" calcext:value-type="float">
            <text:p>3.1</text:p>
          </table:table-cell>
          <table:table-cell table:number-columns-repeated="4"/>
          <table:table-cell table:formula="of:=[.L14]*10" office:value-type="float" office:value="1000" calcext:value-type="float">
            <text:p>1000</text:p>
          </table:table-cell>
          <table:table-cell table:formula="of:=[.M26]*10" office:value-type="float" office:value="1000" calcext:value-type="float">
            <text:p>1000</text:p>
          </table:table-cell>
          <table:table-cell table:formula="of:=[.N98]*10" office:value-type="float" office:value="1000" calcext:value-type="float">
            <text:p>1000</text:p>
          </table:table-cell>
          <table:table-cell/>
          <table:table-cell table:style-name="ce20" office:value-type="float" office:value="20" calcext:value-type="float">
            <text:p>20 <text:s text:c="3"/>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office:annotation draw:style-name="gr1" draw:text-style-name="P1" svg:width="1.1413in" svg:height="0.8567in" svg:x="2.1839in" svg:y="0.0154in" draw:caption-point-x="-0.2402in" draw:caption-point-y="0.3606in">
              <dc:date>2013-10-30T00:00:00</dc:date>
              <text:p text:style-name="P1"><text:span text:style-name="T1">Number of pixels in the strip. <text:s/>Note that there's no clever handling of partial series.</text:span></text:p>
            </office:annotation>
            <text:p>Number of pixels</text:p>
          </table:table-cell>
          <table:table-cell table:style-name="ce2" office:value-type="float" office:value="300" calcext:value-type="float">
            <text:p>300</text:p>
          </table:table-cell>
          <table:table-cell/>
          <table:table-cell table:style-name="ce1" office:value-type="string" calcext:value-type="string">
            <office:annotation draw:style-name="gr1" draw:text-style-name="P1" svg:width="1.1413in" svg:height="0.8567in" svg:x="5.0256in" svg:y="0.0154in" draw:caption-point-x="-0.2402in" draw:caption-point-y="0.3606in">
              <dc:date>2013-10-30T00:00:00</dc:date>
              <text:p text:style-name="P1"><text:span text:style-name="T1">Forward current. See datasheet for your LED component(s) or strip.</text:span></text:p>
            </office:annotation>
            <text:p>If (mA)</text:p>
          </table:table-cell>
          <table:table-cell table:number-columns-repeated="3" table:style-name="ce2" office:value-type="float" office:value="20" calcext:value-type="float">
            <text:p>20</text:p>
          </table:table-cell>
          <table:table-cell table:number-columns-repeated="4"/>
          <table:table-cell table:formula="of:=[.L15]*10" office:value-type="float" office:value="820" calcext:value-type="float">
            <text:p>820</text:p>
          </table:table-cell>
          <table:table-cell table:formula="of:=[.M27]*10" office:value-type="float" office:value="910" calcext:value-type="float">
            <text:p>910</text:p>
          </table:table-cell>
          <table:table-cell office:value-type="float" office:value="976" calcext:value-type="float">
            <text:p>976</text:p>
          </table:table-cell>
          <table:table-cell/>
          <table:table-cell table:style-name="ce20" office:value-type="float" office:value="10" calcext:value-type="float">
            <text:p>10 <text:s text:c="3"/>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Resistor series</text:p>
          </table:table-cell>
          <table:table-cell table:style-name="ce3" office:value-type="string" calcext:value-type="string">
            <text:p>E24</text:p>
          </table:table-cell>
          <table:table-cell/>
          <table:table-cell table:style-name="ce1" office:value-type="string" calcext:value-type="string">
            <text:p>If (A)</text:p>
          </table:table-cell>
          <table:table-cell table:formula="of:=[.E3]/1000" office:value-type="float" office:value="0.02" calcext:value-type="float">
            <text:p>0.02</text:p>
          </table:table-cell>
          <table:table-cell table:formula="of:=[.F3]/1000" office:value-type="float" office:value="0.02" calcext:value-type="float">
            <text:p>0.02</text:p>
          </table:table-cell>
          <table:table-cell table:formula="of:=[.G3]/1000" office:value-type="float" office:value="0.02" calcext:value-type="float">
            <text:p>0.02</text:p>
          </table:table-cell>
          <table:table-cell table:number-columns-repeated="4"/>
          <table:table-cell table:formula="of:=[.L16]*10" office:value-type="float" office:value="680" calcext:value-type="float">
            <text:p>680</text:p>
          </table:table-cell>
          <table:table-cell table:formula="of:=[.M28]*10" office:value-type="float" office:value="820" calcext:value-type="float">
            <text:p>820</text:p>
          </table:table-cell>
          <table:table-cell office:value-type="float" office:value="953" calcext:value-type="float">
            <text:p>953</text:p>
          </table:table-cell>
          <table:table-cell/>
          <table:table-cell table:style-name="ce20" office:value-type="float" office:value="5" calcext:value-type="float">
            <text:p>5 <text:s text:c="3"/>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Minimum resistor rating (W)</text:p>
          </table:table-cell>
          <table:table-cell table:style-name="ce4" table:formula="of:=1/16" office:value-type="float" office:value="0.0625" calcext:value-type="float">
            <text:p><text:s text:c="2"/>1/16</text:p>
          </table:table-cell>
          <table:table-cell table:number-columns-repeated="9"/>
          <table:table-cell table:formula="of:=[.L17]*10" office:value-type="float" office:value="560" calcext:value-type="float">
            <text:p>560</text:p>
          </table:table-cell>
          <table:table-cell table:formula="of:=[.M29]*10" office:value-type="float" office:value="750" calcext:value-type="float">
            <text:p>750</text:p>
          </table:table-cell>
          <table:table-cell office:value-type="float" office:value="931" calcext:value-type="float">
            <text:p>931</text:p>
          </table:table-cell>
          <table:table-cell/>
          <table:table-cell table:style-name="ce20" office:value-type="float" office:value="2" calcext:value-type="float">
            <text:p>2 <text:s text:c="3"/>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office:annotation draw:style-name="gr1" draw:text-style-name="P1" svg:width="1.1413in" svg:height="1.3232in" svg:x="5.0256in" svg:y="0.3244in" draw:caption-point-x="-0.2402in" draw:caption-point-y="0.5945in">
              <dc:date>2013-10-30T00:00:00</dc:date>
              <text:p text:style-name="P1"><text:span text:style-name="T1">Maximum number of LEDs in series for the given source voltage, limited to the maximum number of LEDs per series.</text:span></text:p>
            </office:annotation>
            <text:p>count</text:p>
          </table:table-cell>
          <table:table-cell table:formula="of:=MIN([.$B$2];INT([.$B$1]/[.E2]))" office:value-type="float" office:value="3" calcext:value-type="float">
            <text:p>3</text:p>
          </table:table-cell>
          <table:table-cell table:formula="of:=MIN([.$B$2];INT([.$B$1]/[.F2]))" office:value-type="float" office:value="3" calcext:value-type="float">
            <text:p>3</text:p>
          </table:table-cell>
          <table:table-cell table:formula="of:=MIN([.$B$2];INT([.$B$1]/[.G2]))" office:value-type="float" office:value="3" calcext:value-type="float">
            <text:p>3</text:p>
          </table:table-cell>
          <table:table-cell office:value-type="string" calcext:value-type="string">
            <text:p>→</text:p>
          </table:table-cell>
          <table:table-cell table:style-name="ce1" office:value-type="string" calcext:value-type="string">
            <office:annotation draw:style-name="gr1" draw:text-style-name="P1" svg:width="1.1413in" svg:height="1.3232in" svg:x="9.9409in" svg:y="0.3244in" draw:caption-point-x="-0.2402in" draw:caption-point-y="0.5945in">
              <dc:date>2013-10-30T00:00:00</dc:date>
              <text:p text:style-name="P1"><text:span text:style-name="T1">Given the number of LEDs in series across each color, the strip can only be cut in this number of pixels per segment.</text:span></text:p>
            </office:annotation>
            <text:p>Pixels per segment</text:p>
          </table:table-cell>
          <table:table-cell table:style-name="ce14" table:formula="of:=LCM([.E6:.G6])" office:value-type="float" office:value="3" calcext:value-type="float">
            <text:p>3</text:p>
          </table:table-cell>
          <table:table-cell/>
          <table:table-cell table:formula="of:=[.L18]*10" office:value-type="float" office:value="470" calcext:value-type="float">
            <text:p>470</text:p>
          </table:table-cell>
          <table:table-cell table:formula="of:=[.M30]*10" office:value-type="float" office:value="680" calcext:value-type="float">
            <text:p>680</text:p>
          </table:table-cell>
          <table:table-cell office:value-type="float" office:value="909" calcext:value-type="float">
            <text:p>909</text:p>
          </table:table-cell>
          <table:table-cell/>
          <table:table-cell table:style-name="ce20" office:value-type="float" office:value="1" calcext:value-type="float">
            <text:p>1 <text:s text:c="3"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office:annotation draw:style-name="gr1" draw:text-style-name="P1" svg:width="1.1413in" svg:height="1.0122in" svg:x="5.0256in" svg:y="0.5031in" draw:caption-point-x="-0.2402in" draw:caption-point-y="0.5945in">
              <dc:date>2013-10-30T00:00:00</dc:date>
              <text:p text:style-name="P1"><text:span text:style-name="T1">Number of resistors used for the strip given the number of pixels in series.</text:span></text:p>
            </office:annotation>
            <text:p>Rcount</text:p>
          </table:table-cell>
          <table:table-cell table:formula="of:=[.$B$3]/[.E6]" office:value-type="float" office:value="100" calcext:value-type="float">
            <text:p>100</text:p>
          </table:table-cell>
          <table:table-cell table:formula="of:=[.$B$3]/[.F6]" office:value-type="float" office:value="100" calcext:value-type="float">
            <text:p>100</text:p>
          </table:table-cell>
          <table:table-cell table:formula="of:=[.$B$3]/[.G6]" office:value-type="float" office:value="100" calcext:value-type="float">
            <text:p>100</text:p>
          </table:table-cell>
          <table:table-cell table:style-name="ce14" table:formula="of:=SUM([.E7:.G7])" office:value-type="float" office:value="300" calcext:value-type="float">
            <text:p>300</text:p>
          </table:table-cell>
          <table:table-cell table:number-columns-repeated="3"/>
          <table:table-cell table:formula="of:=[.L19]*10" office:value-type="float" office:value="390" calcext:value-type="float">
            <text:p>390</text:p>
          </table:table-cell>
          <table:table-cell table:formula="of:=[.M31]*10" office:value-type="float" office:value="620" calcext:value-type="float">
            <text:p>620</text:p>
          </table:table-cell>
          <table:table-cell office:value-type="float" office:value="887" calcext:value-type="float">
            <text:p>887</text:p>
          </table:table-cell>
          <table:table-cell/>
          <table:table-cell table:style-name="ce20" table:formula="of:=1/2" office:value-type="float" office:value="0.5" calcext:value-type="float">
            <text:p><text:s/>1/2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20]*10" office:value-type="float" office:value="330" calcext:value-type="float">
            <text:p>330</text:p>
          </table:table-cell>
          <table:table-cell table:formula="of:=[.M32]*10" office:value-type="float" office:value="560" calcext:value-type="float">
            <text:p>560</text:p>
          </table:table-cell>
          <table:table-cell office:value-type="float" office:value="866" calcext:value-type="float">
            <text:p>866</text:p>
          </table:table-cell>
          <table:table-cell/>
          <table:table-cell table:style-name="ce20" table:formula="of:=1/4" office:value-type="float" office:value="0.25" calcext:value-type="float">
            <text:p><text:s/>1/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office:annotation draw:style-name="gr1" draw:text-style-name="P1" svg:width="1.1413in" svg:height="0.8567in" svg:x="5.0256in" svg:y="0.8677in" draw:caption-point-x="-0.2402in" draw:caption-point-y="0.5945in">
              <dc:date>2013-10-30T00:00:00</dc:date>
              <text:p text:style-name="P1"><text:span text:style-name="T1">Residual voltage from the source voltage after the LED's voltage drop.</text:span></text:p>
            </office:annotation>
            <text:p>Vresidual</text:p>
          </table:table-cell>
          <table:table-cell table:formula="of:=[.$B$1]-([.E6]*[.E2])" office:value-type="float" office:value="6" calcext:value-type="float">
            <text:p>6</text:p>
          </table:table-cell>
          <table:table-cell table:formula="of:=[.$B$1]-([.F6]*[.F2])" office:value-type="float" office:value="2.7" calcext:value-type="float">
            <text:p>2.7</text:p>
          </table:table-cell>
          <table:table-cell table:formula="of:=[.$B$1]-([.G6]*[.G2])" office:value-type="float" office:value="2.7" calcext:value-type="float">
            <text:p>2.7</text:p>
          </table:table-cell>
          <table:table-cell table:number-columns-repeated="4"/>
          <table:table-cell table:formula="of:=[.L21]*10" office:value-type="float" office:value="270" calcext:value-type="float">
            <text:p>270</text:p>
          </table:table-cell>
          <table:table-cell table:formula="of:=[.M33]*10" office:value-type="float" office:value="510" calcext:value-type="float">
            <text:p>510</text:p>
          </table:table-cell>
          <table:table-cell office:value-type="float" office:value="845" calcext:value-type="float">
            <text:p>845</text:p>
          </table:table-cell>
          <table:table-cell/>
          <table:table-cell table:style-name="ce20" table:formula="of:=1/8" office:value-type="float" office:value="0.125" calcext:value-type="float">
            <text:p><text:s/>1/8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" office:value-type="string" calcext:value-type="string">
            <office:annotation draw:style-name="gr1" draw:text-style-name="P1" svg:width="1.1413in" svg:height="0.5457in" svg:x="5.0256in" svg:y="1.0535in" draw:caption-point-x="-0.2402in" draw:caption-point-y="0.5945in">
              <dc:date>2013-10-30T00:00:00</dc:date>
              <text:p text:style-name="P1"><text:span text:style-name="T1">The calculated current limiting resistor.</text:span></text:p>
            </office:annotation>
            <text:p>R<text:span text:style-name="T2">calc</text:span> (Ohm)</text:p>
          </table:table-cell>
          <table:table-cell table:formula="of:=[.E9]/[.E4]" office:value-type="float" office:value="300" calcext:value-type="float">
            <text:p>300</text:p>
          </table:table-cell>
          <table:table-cell table:formula="of:=[.F9]/[.F4]" office:value-type="float" office:value="135" calcext:value-type="float">
            <text:p>135</text:p>
          </table:table-cell>
          <table:table-cell table:formula="of:=[.G9]/[.G4]" office:value-type="float" office:value="135" calcext:value-type="float">
            <text:p>135</text:p>
          </table:table-cell>
          <table:table-cell table:number-columns-repeated="4"/>
          <table:table-cell table:formula="of:=[.L22]*10" office:value-type="float" office:value="220" calcext:value-type="float">
            <text:p>220</text:p>
          </table:table-cell>
          <table:table-cell table:formula="of:=[.M34]*10" office:value-type="float" office:value="470" calcext:value-type="float">
            <text:p>470</text:p>
          </table:table-cell>
          <table:table-cell office:value-type="float" office:value="825" calcext:value-type="float">
            <text:p>825</text:p>
          </table:table-cell>
          <table:table-cell/>
          <table:table-cell table:style-name="ce9" table:formula="of:=1/16" office:value-type="float" office:value="0.0625" calcext:value-type="float">
            <text:p><text:s text:c="2"/>1/16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23]*10" office:value-type="float" office:value="180" calcext:value-type="float">
            <text:p>180</text:p>
          </table:table-cell>
          <table:table-cell table:formula="of:=[.M35]*10" office:value-type="float" office:value="430" calcext:value-type="float">
            <text:p>430</text:p>
          </table:table-cell>
          <table:table-cell office:value-type="float" office:value="806" calcext:value-type="float">
            <text:p>806</text:p>
          </table:table-cell>
          <table:table-cell/>
          <table:table-cell table:style-name="ce20"/>
          <table:table-cell table:number-columns-repeated="2"/>
        </table:table-row>
        <table:table-row table:style-name="ro3">
          <table:table-cell table:number-columns-repeated="3"/>
          <table:table-cell table:style-name="ce1" office:value-type="string" calcext:value-type="string">
            <office:annotation draw:style-name="gr1" draw:text-style-name="P1" svg:width="1.1413in" svg:height="1.7898in" svg:x="5.0256in" svg:y="1.4496in" draw:caption-point-x="-0.2402in" draw:caption-point-y="0.5945in">
              <dc:date>2013-10-30T00:00:00</dc:date>
              <text:p text:style-name="P1"><text:span text:style-name="T1">The actual current limiting resistor to be used, based on the preferred resistor series. <text:s/>Value is always equal to or higher than the calculated resistor.</text:span></text:p>
            </office:annotation>
            <text:p>R<text:span text:style-name="T2">lookup</text:span> (Ohm)</text:p>
          </table:table-cell>
          <table:table-cell table:formula="of:=INDEX(OFFSET([.$L$1:.$N$194];0;MATCH([.$B$4];[.$L1:.$N1])-1;194;1);MATCH([.E10];OFFSET([.$L$1:.$N$194];0;MATCH([.$B$4];[.$L1:.$N1])-1;194;1);-1))" office:value-type="float" office:value="300" calcext:value-type="float">
            <text:p>300</text:p>
          </table:table-cell>
          <table:table-cell table:formula="of:=INDEX(OFFSET([.$L$1:.$N$194];0;MATCH([.$B$4];[.$L1:.$N1])-1;194;1);MATCH([.F10];OFFSET([.$L$1:.$N$194];0;MATCH([.$B$4];[.$L1:.$N1])-1;194;1);-1))" office:value-type="float" office:value="150" calcext:value-type="float">
            <text:p>150</text:p>
          </table:table-cell>
          <table:table-cell table:formula="of:=INDEX(OFFSET([.$L$1:.$N$194];0;MATCH([.$B$4];[.$L1:.$N1])-1;194;1);MATCH([.G10];OFFSET([.$L$1:.$N$194];0;MATCH([.$B$4];[.$L1:.$N1])-1;194;1);-1))" office:value-type="float" office:value="150" calcext:value-type="float">
            <text:p>150</text:p>
          </table:table-cell>
          <table:table-cell table:number-columns-repeated="4"/>
          <table:table-cell table:formula="of:=[.L24]*10" office:value-type="float" office:value="150" calcext:value-type="float">
            <text:p>150</text:p>
          </table:table-cell>
          <table:table-cell table:formula="of:=[.M36]*10" office:value-type="float" office:value="390" calcext:value-type="float">
            <text:p>390</text:p>
          </table:table-cell>
          <table:table-cell office:value-type="float" office:value="787" calcext:value-type="float">
            <text:p>787</text:p>
          </table:table-cell>
          <table:table-cell table:number-columns-repeated="4"/>
        </table:table-row>
        <table:table-row table:style-name="ro2">
          <table:table-cell table:number-columns-repeated="11"/>
          <table:table-cell table:formula="of:=[.L25]*10" office:value-type="float" office:value="120" calcext:value-type="float">
            <text:p>120</text:p>
          </table:table-cell>
          <table:table-cell table:formula="of:=[.M37]*10" office:value-type="float" office:value="360" calcext:value-type="float">
            <text:p>360</text:p>
          </table:table-cell>
          <table:table-cell office:value-type="float" office:value="768" calcext:value-type="float">
            <text:p>768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office:annotation draw:style-name="gr1" draw:text-style-name="P1" svg:width="1.1413in" svg:height="0.7012in" svg:x="5.0256in" svg:y="1.8453in" draw:caption-point-x="-0.2402in" draw:caption-point-y="0.5945in">
              <dc:date>2013-10-30T00:00:00</dc:date>
              <text:p text:style-name="P1"><text:span text:style-name="T1">The current actually used given the E24 resistor chosen.</text:span></text:p>
            </office:annotation>
            <text:p>I (A)</text:p>
          </table:table-cell>
          <table:table-cell table:style-name="ce8" table:formula="of:=[.E9]/[.E12]" office:value-type="float" office:value="0.02" calcext:value-type="float">
            <text:p>0.02</text:p>
          </table:table-cell>
          <table:table-cell table:style-name="ce8" table:formula="of:=[.F9]/[.F12]" office:value-type="float" office:value="0.018" calcext:value-type="float">
            <text:p>0.02</text:p>
          </table:table-cell>
          <table:table-cell table:style-name="ce8" table:formula="of:=[.G9]/[.G12]" office:value-type="float" office:value="0.018" calcext:value-type="float">
            <text:p>0.02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formula="of:=[.M38]*10" office:value-type="float" office:value="330" calcext:value-type="float">
            <text:p>330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I (mA)</text:p>
          </table:table-cell>
          <table:table-cell table:style-name="ce8" table:formula="of:=[.E14]*1000" office:value-type="float" office:value="20" calcext:value-type="float">
            <text:p>20.00</text:p>
          </table:table-cell>
          <table:table-cell table:style-name="ce8" table:formula="of:=[.F14]*1000" office:value-type="float" office:value="18" calcext:value-type="float">
            <text:p>18.00</text:p>
          </table:table-cell>
          <table:table-cell table:style-name="ce8" table:formula="of:=[.G14]*1000" office:value-type="float" office:value="18" calcext:value-type="float">
            <text:p>18.00</text:p>
          </table:table-cell>
          <table:table-cell table:number-columns-repeated="4"/>
          <table:table-cell office:value-type="float" office:value="82" calcext:value-type="float">
            <text:p>82</text:p>
          </table:table-cell>
          <table:table-cell table:formula="of:=[.M39]*10" office:value-type="float" office:value="300" calcext:value-type="float">
            <text:p>300</text:p>
          </table:table-cell>
          <table:table-cell office:value-type="float" office:value="732" calcext:value-type="float">
            <text:p>732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8" table:number-columns-repeated="3"/>
          <table:table-cell table:number-columns-repeated="4"/>
          <table:table-cell office:value-type="float" office:value="68" calcext:value-type="float">
            <text:p>68</text:p>
          </table:table-cell>
          <table:table-cell table:formula="of:=[.M40]*10" office:value-type="float" office:value="270" calcext:value-type="float">
            <text:p>270</text:p>
          </table:table-cell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" office:value-type="string" calcext:value-type="string">
            <office:annotation draw:style-name="gr1" draw:text-style-name="P1" svg:width="1.1413in" svg:height="0.3902in" svg:x="5.0256in" svg:y="2.3886in" draw:caption-point-x="-0.2402in" draw:caption-point-y="0.5945in">
              <dc:date>2013-10-30T00:00:00</dc:date>
              <text:p text:style-name="P1"><text:span text:style-name="T1">Power dissipated by the resistor.</text:span></text:p>
            </office:annotation>
            <text:p>P<text:span text:style-name="T2">R</text:span><text:span text:style-name="T3"> (mW)</text:span></text:p>
          </table:table-cell>
          <table:table-cell table:style-name="ce8" table:formula="of:=[.E9]*[.E15]" office:value-type="float" office:value="120" calcext:value-type="float">
            <text:p>120.00</text:p>
          </table:table-cell>
          <table:table-cell table:style-name="ce8" table:formula="of:=[.F9]*[.F15]" office:value-type="float" office:value="48.6" calcext:value-type="float">
            <text:p>48.60</text:p>
          </table:table-cell>
          <table:table-cell table:style-name="ce8" table:formula="of:=[.G9]*[.G15]" office:value-type="float" office:value="48.6" calcext:value-type="float">
            <text:p>48.60</text:p>
          </table:table-cell>
          <table:table-cell table:style-name="ce8"/>
          <table:table-cell table:number-columns-repeated="3"/>
          <table:table-cell office:value-type="float" office:value="56" calcext:value-type="float">
            <text:p>56</text:p>
          </table:table-cell>
          <table:table-cell table:formula="of:=[.M41]*10" office:value-type="float" office:value="240" calcext:value-type="float">
            <text:p>240</text:p>
          </table:table-cell>
          <table:table-cell office:value-type="float" office:value="698" calcext:value-type="float">
            <text:p>698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" office:value-type="string" calcext:value-type="string">
            <text:p>P<text:span text:style-name="T2">R</text:span><text:span text:style-name="T3"> (W)</text:span></text:p>
          </table:table-cell>
          <table:table-cell table:style-name="ce8" table:formula="of:=[.E17]/1000" office:value-type="float" office:value="0.12" calcext:value-type="float">
            <text:p>0.12</text:p>
          </table:table-cell>
          <table:table-cell table:style-name="ce8" table:formula="of:=[.F17]/1000" office:value-type="float" office:value="0.0486" calcext:value-type="float">
            <text:p>0.05</text:p>
          </table:table-cell>
          <table:table-cell table:style-name="ce8" table:formula="of:=[.G17]/1000" office:value-type="float" office:value="0.0486" calcext:value-type="float">
            <text:p>0.05</text:p>
          </table:table-cell>
          <table:table-cell table:style-name="ce8"/>
          <table:table-cell table:number-columns-repeated="3"/>
          <table:table-cell office:value-type="float" office:value="47" calcext:value-type="float">
            <text:p>47</text:p>
          </table:table-cell>
          <table:table-cell table:formula="of:=[.M42]*10" office:value-type="float" office:value="220" calcext:value-type="float">
            <text:p>220</text:p>
          </table:table-cell>
          <table:table-cell office:value-type="float" office:value="681" calcext:value-type="float">
            <text:p>681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" office:value-type="string" calcext:value-type="string">
            <text:p>R<text:span text:style-name="T2">W</text:span> (W)</text:p>
          </table:table-cell>
          <table:table-cell table:style-name="ce9" table:formula="of:=MAX([.$B$5];INDEX([.$P2:.$P10];MATCH([.E18];[.$P2:.$P10];-1);1))" office:value-type="float" office:value="0.125" calcext:value-type="float">
            <text:p><text:s text:c="2"/>1/ 8</text:p>
          </table:table-cell>
          <table:table-cell table:style-name="ce9" table:formula="of:=MAX([.$B$5];INDEX([.$P2:.$P10];MATCH([.F18];[.$P2:.$P10];-1);1))" office:value-type="float" office:value="0.0625" calcext:value-type="float">
            <text:p><text:s text:c="2"/>1/16</text:p>
          </table:table-cell>
          <table:table-cell table:style-name="ce9" table:formula="of:=MAX([.$B$5];INDEX([.$P2:.$P10];MATCH([.G18];[.$P2:.$P10];-1);1))" office:value-type="float" office:value="0.0625" calcext:value-type="float">
            <text:p><text:s text:c="2"/>1/16</text:p>
          </table:table-cell>
          <table:table-cell table:style-name="ce9"/>
          <table:table-cell table:number-columns-repeated="3"/>
          <table:table-cell office:value-type="float" office:value="39" calcext:value-type="float">
            <text:p>39</text:p>
          </table:table-cell>
          <table:table-cell table:formula="of:=[.M43]*10" office:value-type="float" office:value="200" calcext:value-type="float">
            <text:p>200</text:p>
          </table:table-cell>
          <table:table-cell office:value-type="float" office:value="665" calcext:value-type="float">
            <text:p>665</text:p>
          </table:table-cell>
          <table:table-cell table:number-columns-repeated="4"/>
        </table:table-row>
        <table:table-row table:style-name="ro2">
          <table:table-cell table:number-columns-repeated="11"/>
          <table:table-cell office:value-type="float" office:value="33" calcext:value-type="float">
            <text:p>33</text:p>
          </table:table-cell>
          <table:table-cell table:formula="of:=[.M44]*10" office:value-type="float" office:value="180" calcext:value-type="float">
            <text:p>180</text:p>
          </table:table-cell>
          <table:table-cell office:value-type="float" office:value="649" calcext:value-type="float">
            <text:p>649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" office:value-type="string" calcext:value-type="string">
            <office:annotation draw:style-name="gr1" draw:text-style-name="P1" svg:width="1.1413in" svg:height="0.3902in" svg:x="5.0256in" svg:y="3.2189in" draw:caption-point-x="-0.2402in" draw:caption-point-y="0.5945in">
              <dc:date>2013-10-30T00:00:00</dc:date>
              <text:p text:style-name="P1"><text:span text:style-name="T1">Power dissipated by the LED.</text:span></text:p>
            </office:annotation>
            <text:p>P<text:span text:style-name="T2">LED</text:span><text:span text:style-name="T3"> (mW)</text:span></text:p>
          </table:table-cell>
          <table:table-cell table:style-name="ce8" table:formula="of:=[.E2]*[.E15]" office:value-type="float" office:value="40" calcext:value-type="float">
            <text:p>40.00</text:p>
          </table:table-cell>
          <table:table-cell table:style-name="ce8" table:formula="of:=[.F2]*[.F15]" office:value-type="float" office:value="55.8" calcext:value-type="float">
            <text:p>55.80</text:p>
          </table:table-cell>
          <table:table-cell table:style-name="ce8" table:formula="of:=[.G2]*[.G15]" office:value-type="float" office:value="55.8" calcext:value-type="float">
            <text:p>55.80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formula="of:=[.M45]*10" office:value-type="float" office:value="160" calcext:value-type="float">
            <text:p>160</text:p>
          </table:table-cell>
          <table:table-cell office:value-type="float" office:value="634" calcext:value-type="float">
            <text:p>634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" office:value-type="string" calcext:value-type="string">
            <text:p>P<text:span text:style-name="T2">LED</text:span><text:span text:style-name="T3"> (W)</text:span></text:p>
          </table:table-cell>
          <table:table-cell table:style-name="ce8" table:formula="of:=[.E21]/1000" office:value-type="float" office:value="0.04" calcext:value-type="float">
            <text:p>0.04</text:p>
          </table:table-cell>
          <table:table-cell table:style-name="ce8" table:formula="of:=[.F21]/1000" office:value-type="float" office:value="0.0558" calcext:value-type="float">
            <text:p>0.06</text:p>
          </table:table-cell>
          <table:table-cell table:style-name="ce8" table:formula="of:=[.G21]/1000" office:value-type="float" office:value="0.0558" calcext:value-type="float">
            <text:p>0.06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formula="of:=[.M46]*10" office:value-type="float" office:value="150" calcext:value-type="float">
            <text:p>150</text:p>
          </table:table-cell>
          <table:table-cell office:value-type="float" office:value="619" calcext:value-type="float">
            <text:p>619</text:p>
          </table:table-cell>
          <table:table-cell table:number-columns-repeated="4"/>
        </table:table-row>
        <table:table-row table:style-name="ro2">
          <table:table-cell table:number-columns-repeated="11"/>
          <table:table-cell office:value-type="float" office:value="18" calcext:value-type="float">
            <text:p>18</text:p>
          </table:table-cell>
          <table:table-cell table:formula="of:=[.M47]*10" office:value-type="float" office:value="130" calcext:value-type="float">
            <text:p>130</text:p>
          </table:table-cell>
          <table:table-cell office:value-type="float" office:value="604" calcext:value-type="float">
            <text:p>604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1" office:value-type="string" calcext:value-type="string">
            <text:p>Red (strip)</text:p>
          </table:table-cell>
          <table:table-cell table:style-name="ce1" office:value-type="string" calcext:value-type="string">
            <text:p>Green (strip)</text:p>
          </table:table-cell>
          <table:table-cell table:style-name="ce1" office:value-type="string" calcext:value-type="string">
            <text:p>Blue (strip)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formula="of:=[.M48]*10" office:value-type="float" office:value="120" calcext:value-type="float">
            <text:p>120</text:p>
          </table:table-cell>
          <table:table-cell office:value-type="float" office:value="590" calcext:value-type="float">
            <text:p>59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" office:value-type="string" calcext:value-type="string">
            <text:p>P<text:span text:style-name="T2">R_tot</text:span> (W)</text:p>
          </table:table-cell>
          <table:table-cell table:style-name="ce8" table:formula="of:=[.E18]*[.E7]" office:value-type="float" office:value="12" calcext:value-type="float">
            <text:p>12.00</text:p>
          </table:table-cell>
          <table:table-cell table:style-name="ce8" table:formula="of:=[.F18]*[.F7]" office:value-type="float" office:value="4.86" calcext:value-type="float">
            <text:p>4.86</text:p>
          </table:table-cell>
          <table:table-cell table:style-name="ce8" table:formula="of:=[.G18]*[.G7]" office:value-type="float" office:value="4.86" calcext:value-type="float">
            <text:p>4.86</text:p>
          </table:table-cell>
          <table:table-cell table:style-name="ce15" table:formula="of:=SUM([.E25:.G25])" office:value-type="float" office:value="21.72" calcext:value-type="float">
            <office:annotation draw:style-name="gr1" draw:text-style-name="P1" svg:width="1.1413in" svg:height="0.7012in" svg:x="8.45in" svg:y="4.0106in" draw:caption-point-x="-0.2402in" draw:caption-point-y="0.5945in">
              <dc:date>2013-10-30T00:00:00</dc:date>
              <text:p text:style-name="P1"><text:span text:style-name="T1">Total power dissipated by all resistors on the strip.</text:span></text:p>
            </office:annotation>
            <text:p>21.7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M49]*10" office:value-type="float" office:value="110" calcext:value-type="float">
            <text:p>110</text:p>
          </table:table-cell>
          <table:table-cell office:value-type="float" office:value="576" calcext:value-type="float">
            <text:p>576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" office:value-type="string" calcext:value-type="string">
            <text:p>P<text:span text:style-name="T2">L_tot</text:span> (W)</text:p>
          </table:table-cell>
          <table:table-cell table:style-name="ce8" table:formula="of:=[.$B$3]*[.E22]" office:value-type="float" office:value="12" calcext:value-type="float">
            <text:p>12.00</text:p>
          </table:table-cell>
          <table:table-cell table:style-name="ce8" table:formula="of:=[.$B$3]*[.F22]" office:value-type="float" office:value="16.74" calcext:value-type="float">
            <text:p>16.74</text:p>
          </table:table-cell>
          <table:table-cell table:style-name="ce8" table:formula="of:=[.$B$3]*[.G22]" office:value-type="float" office:value="16.74" calcext:value-type="float">
            <text:p>16.74</text:p>
          </table:table-cell>
          <table:table-cell table:style-name="ce15" table:formula="of:=SUM([.E26:.G26])" office:value-type="float" office:value="45.48" calcext:value-type="float">
            <office:annotation draw:style-name="gr1" draw:text-style-name="P1" svg:width="1.1413in" svg:height="0.7012in" svg:x="8.45in" svg:y="4.228in" draw:caption-point-x="-0.2402in" draw:caption-point-y="0.5945in">
              <dc:date>2013-10-30T00:00:00</dc:date>
              <text:p text:style-name="P1"><text:span text:style-name="T1">Total power dissipated by all LEDs on the strip.</text:span></text:p>
            </office:annotation>
            <text:p>45.48</text:p>
          </table:table-cell>
          <table:table-cell table:number-columns-repeated="3"/>
          <table:table-cell table:formula="of:=[.L14]/10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62" calcext:value-type="float">
            <text:p>562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" office:value-type="string" calcext:value-type="string">
            <text:p>P<text:span text:style-name="T2">tot</text:span> (W)</text:p>
          </table:table-cell>
          <table:table-cell table:style-name="ce8" table:formula="of:=SUM([.E25:.E26])" office:value-type="float" office:value="24" calcext:value-type="float">
            <text:p>24.00</text:p>
          </table:table-cell>
          <table:table-cell table:style-name="ce8" table:formula="of:=SUM([.F25:.F26])" office:value-type="float" office:value="21.6" calcext:value-type="float">
            <text:p>21.60</text:p>
          </table:table-cell>
          <table:table-cell table:style-name="ce8" table:formula="of:=SUM([.G25:.G26])" office:value-type="float" office:value="21.6" calcext:value-type="float">
            <text:p>21.60</text:p>
          </table:table-cell>
          <table:table-cell table:style-name="ce15" table:formula="of:=SUM([.H25:.H26])" office:value-type="float" office:value="67.2" calcext:value-type="float">
            <office:annotation draw:style-name="gr1" draw:text-style-name="P1" svg:width="1.1413in" svg:height="0.8567in" svg:x="8.45in" svg:y="4.4453in" draw:caption-point-x="-0.2402in" draw:caption-point-y="0.5945in">
              <dc:date>2013-10-30T00:00:00</dc:date>
              <text:p text:style-name="P1"><text:span text:style-name="T1">Total power dissipated on the strip (not counting strip traces!)</text:span></text:p>
            </office:annotation>
            <text:p>67.20</text:p>
          </table:table-cell>
          <table:table-cell table:number-columns-repeated="4"/>
          <table:table-cell office:value-type="float" office:value="91" calcext:value-type="float">
            <text:p>91</text:p>
          </table:table-cell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82" calcext:value-type="float">
            <text:p>82</text:p>
          </table:table-cell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" office:value-type="string" calcext:value-type="string">
            <office:annotation draw:style-name="gr1" draw:text-style-name="P1" svg:width="1.1413in" svg:height="0.7012in" svg:x="5.0256in" svg:y="4.8413in" draw:caption-point-x="-0.2402in" draw:caption-point-y="0.5945in">
              <dc:date>2013-10-30T00:00:00</dc:date>
              <text:p text:style-name="P1"><text:span text:style-name="T1">Total current requirement for your power source.</text:span></text:p>
            </office:annotation>
            <text:p>I<text:span text:style-name="T2">tot</text:span></text:p>
          </table:table-cell>
          <table:table-cell table:formula="of:=[.E27]/[.$B$1]" office:value-type="float" office:value="2" calcext:value-type="float">
            <text:p>2</text:p>
          </table:table-cell>
          <table:table-cell table:formula="of:=[.F27]/[.$B$1]" office:value-type="float" office:value="1.8" calcext:value-type="float">
            <text:p>1.8</text:p>
          </table:table-cell>
          <table:table-cell table:formula="of:=[.G27]/[.$B$1]" office:value-type="float" office:value="1.8" calcext:value-type="float">
            <text:p>1.8</text:p>
          </table:table-cell>
          <table:table-cell table:style-name="ce15" table:formula="of:=SUM([.E29:.G29])" office:value-type="float" office:value="5.6" calcext:value-type="float">
            <office:annotation draw:style-name="gr1" draw:text-style-name="P1" svg:width="1.1413in" svg:height="0.7012in" svg:x="8.45in" svg:y="4.8413in" draw:caption-point-x="-0.2402in" draw:caption-point-y="0.5945in">
              <dc:date>2013-10-30T00:00:00</dc:date>
              <text:p text:style-name="P1"><text:span text:style-name="T1">Total power dissipated by all LEDs on the strip.</text:span></text:p>
            </office:annotation>
            <text:p>5.60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523" calcext:value-type="float">
            <text:p>523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68" calcext:value-type="float">
            <text:p>68</text:p>
          </table:table-cell>
          <table:table-cell office:value-type="float" office:value="511" calcext:value-type="float">
            <text:p>511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1" office:value-type="string" calcext:value-type="string">
            <text:p>average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Efficiency (%)</text:p>
          </table:table-cell>
          <table:table-cell table:style-name="ce10" table:formula="of:=[.E26]/[.E27]" office:value-type="percentage" office:value="0.5" calcext:value-type="percentage">
            <text:p>50%</text:p>
          </table:table-cell>
          <table:table-cell table:style-name="ce10" table:formula="of:=[.F26]/[.F27]" office:value-type="percentage" office:value="0.775" calcext:value-type="percentage">
            <text:p>78%</text:p>
          </table:table-cell>
          <table:table-cell table:style-name="ce10" table:formula="of:=[.G26]/[.G27]" office:value-type="percentage" office:value="0.775" calcext:value-type="percentage">
            <text:p>78%</text:p>
          </table:table-cell>
          <table:table-cell table:style-name="ce16" table:formula="of:=AVERAGE([.E32:.G32])" office:value-type="percentage" office:value="0.683333333333333" calcext:value-type="percentage">
            <office:annotation draw:style-name="gr1" draw:text-style-name="P1" svg:width="1.1413in" svg:height="1.6343in" svg:x="8.45in" svg:y="5.4154in" draw:caption-point-x="-0.2402in" draw:caption-point-y="0.5945in">
              <dc:date>2013-10-30T00:00:00</dc:date>
              <text:p text:style-name="P1"><text:span text:style-name="T1">The average efficiency of the strip. <text:s/>This is how much power is going to LEDs, the rest going to resistors (not counting losses in the strip traces!)</text:span></text:p>
            </office:annotation>
            <text:p>68.33%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487" calcext:value-type="float">
            <text:p>487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51" calcext:value-type="float">
            <text:p>51</text:p>
          </table:table-cell>
          <table:table-cell office:value-type="float" office:value="475" calcext:value-type="float">
            <text:p>475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47" calcext:value-type="float">
            <text:p>47</text:p>
          </table:table-cell>
          <table:table-cell office:value-type="float" office:value="464" calcext:value-type="float">
            <text:p>464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5" office:value-type="string" calcext:value-type="string">
            <text:p>RGB LED Strip calculator.</text:p>
          </table:table-cell>
          <table:table-cell table:style-name="ce11" table:number-columns-repeated="5"/>
          <table:table-cell table:style-name="ce17"/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53" calcext:value-type="float">
            <text:p>45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This is a basic spreadsheet to calculate some RGB LED strip properties.</text:p>
          </table:table-cell>
          <table:table-cell table:style-name="ce12" table:number-columns-repeated="5"/>
          <table:table-cell table:style-name="ce18"/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6" office:value-type="string" calcext:value-type="string">
            <text:p>This is very similar to online LED resistor calculators, with the added option of limiting the number</text:p>
          </table:table-cell>
          <table:table-cell table:style-name="ce12" table:number-columns-repeated="5"/>
          <table:table-cell table:style-name="ce18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of LEDs per series for segmenting purposes, showing the segmentable count, calculating the</text:p>
          </table:table-cell>
          <table:table-cell table:style-name="ce12" table:number-columns-repeated="5"/>
          <table:table-cell table:style-name="ce18"/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422" calcext:value-type="float">
            <text:p>422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6" office:value-type="string" calcext:value-type="string">
            <text:p>efficiency of the strip, and showing each calculation individually.</text:p>
          </table:table-cell>
          <table:table-cell table:style-name="ce12" table:number-columns-repeated="5"/>
          <table:table-cell table:style-name="ce18"/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7" office:value-type="string" calcext:value-type="string">
            <text:p>You should only have to edit the green fields, the rest are automatically calculated.</text:p>
          </table:table-cell>
          <table:table-cell table:style-name="ce13" table:number-columns-repeated="5"/>
          <table:table-cell table:style-name="ce19"/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24" calcext:value-type="float">
            <text:p>24</text:p>
          </table:table-cell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22" calcext:value-type="float">
            <text:p>22</text:p>
          </table:table-cell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20" calcext:value-type="float">
            <text:p>20</text:p>
          </table:table-cell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18" calcext:value-type="float">
            <text:p>18</text:p>
          </table:table-cell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16" calcext:value-type="float">
            <text:p>16</text:p>
          </table:table-cell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13" calcext:value-type="float">
            <text:p>13</text:p>
          </table:table-cell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12" calcext:value-type="float">
            <text:p>12</text:p>
          </table:table-cell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11" calcext:value-type="float">
            <text:p>11</text:p>
          </table:table-cell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2">
          <table:table-cell table:number-columns-repeated="12"/>
          <table:table-cell table:formula="of:=[.M26]/10" office:value-type="float" office:value="10" calcext:value-type="float">
            <text:p>10</text:p>
          </table:table-cell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309" calcext:value-type="float">
            <text:p>309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87" calcext:value-type="float">
            <text:p>287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3]/10" office:value-type="float" office:value="97.6" calcext:value-type="float">
            <text:p>97.6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4]/10" office:value-type="float" office:value="95.3" calcext:value-type="float">
            <text:p>95.3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5]/10" office:value-type="float" office:value="93.1" calcext:value-type="float">
            <text:p>93.1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6]/10" office:value-type="float" office:value="90.9" calcext:value-type="float">
            <text:p>90.9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7]/10" office:value-type="float" office:value="88.7" calcext:value-type="float">
            <text:p>88.7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8]/10" office:value-type="float" office:value="86.6" calcext:value-type="float">
            <text:p>86.6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9]/10" office:value-type="float" office:value="84.5" calcext:value-type="float">
            <text:p>84.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10]/10" office:value-type="float" office:value="82.5" calcext:value-type="float">
            <text:p>82.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11]/10" office:value-type="float" office:value="80.6" calcext:value-type="float">
            <text:p>80.6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12]/10" office:value-type="float" office:value="78.7" calcext:value-type="float">
            <text:p>78.7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13]/10" office:value-type="float" office:value="76.8" calcext:value-type="float">
            <text:p>76.8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14]/10" office:value-type="float" office:value="75" calcext:value-type="float">
            <text:p>7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15]/10" office:value-type="float" office:value="73.2" calcext:value-type="float">
            <text:p>73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16]/10" office:value-type="float" office:value="71.5" calcext:value-type="float">
            <text:p>71.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17]/10" office:value-type="float" office:value="69.8" calcext:value-type="float">
            <text:p>69.8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18]/10" office:value-type="float" office:value="68.1" calcext:value-type="float">
            <text:p>68.1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19]/10" office:value-type="float" office:value="66.5" calcext:value-type="float">
            <text:p>66.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20]/10" office:value-type="float" office:value="64.9" calcext:value-type="float">
            <text:p>64.9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21]/10" office:value-type="float" office:value="63.4" calcext:value-type="float">
            <text:p>63.4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22]/10" office:value-type="float" office:value="61.9" calcext:value-type="float">
            <text:p>61.9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23]/10" office:value-type="float" office:value="60.4" calcext:value-type="float">
            <text:p>60.4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24]/10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25]/10" office:value-type="float" office:value="57.6" calcext:value-type="float">
            <text:p>57.6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26]/10" office:value-type="float" office:value="56.2" calcext:value-type="float">
            <text:p>56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27]/10" office:value-type="float" office:value="54.9" calcext:value-type="float">
            <text:p>54.9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28]/10" office:value-type="float" office:value="53.6" calcext:value-type="float">
            <text:p>53.6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29]/10" office:value-type="float" office:value="52.3" calcext:value-type="float">
            <text:p>52.3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30]/10" office:value-type="float" office:value="51.1" calcext:value-type="float">
            <text:p>51.1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31]/10" office:value-type="float" office:value="49.9" calcext:value-type="float">
            <text:p>49.9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32]/10" office:value-type="float" office:value="48.7" calcext:value-type="float">
            <text:p>48.7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33]/10" office:value-type="float" office:value="47.5" calcext:value-type="float">
            <text:p>47.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34]/10" office:value-type="float" office:value="46.4" calcext:value-type="float">
            <text:p>46.4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35]/10" office:value-type="float" office:value="45.3" calcext:value-type="float">
            <text:p>45.3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36]/10" office:value-type="float" office:value="44.2" calcext:value-type="float">
            <text:p>44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37]/10" office:value-type="float" office:value="43.2" calcext:value-type="float">
            <text:p>43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38]/10" office:value-type="float" office:value="42.2" calcext:value-type="float">
            <text:p>42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39]/10" office:value-type="float" office:value="41.2" calcext:value-type="float">
            <text:p>41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40]/10" office:value-type="float" office:value="40.2" calcext:value-type="float">
            <text:p>40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41]/10" office:value-type="float" office:value="39.2" calcext:value-type="float">
            <text:p>39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42]/10" office:value-type="float" office:value="38.3" calcext:value-type="float">
            <text:p>38.3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43]/10" office:value-type="float" office:value="37.4" calcext:value-type="float">
            <text:p>37.4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44]/10" office:value-type="float" office:value="36.5" calcext:value-type="float">
            <text:p>36.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45]/10" office:value-type="float" office:value="35.7" calcext:value-type="float">
            <text:p>35.7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46]/10" office:value-type="float" office:value="34.8" calcext:value-type="float">
            <text:p>34.8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47]/10"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48]/10" office:value-type="float" office:value="33.2" calcext:value-type="float">
            <text:p>33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49]/10" office:value-type="float" office:value="32.4" calcext:value-type="float">
            <text:p>32.4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50]/10" office:value-type="float" office:value="31.6" calcext:value-type="float">
            <text:p>31.6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51]/10" office:value-type="float" office:value="30.9" calcext:value-type="float">
            <text:p>30.9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52]/10" office:value-type="float" office:value="30.1" calcext:value-type="float">
            <text:p>30.1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53]/10" office:value-type="float" office:value="29.4" calcext:value-type="float">
            <text:p>29.4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54]/10" office:value-type="float" office:value="28.7" calcext:value-type="float">
            <text:p>28.7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55]/10"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56]/10" office:value-type="float" office:value="27.4" calcext:value-type="float">
            <text:p>27.4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57]/10" office:value-type="float" office:value="26.7" calcext:value-type="float">
            <text:p>26.7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58]/10" office:value-type="float" office:value="26.1" calcext:value-type="float">
            <text:p>26.1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59]/10" office:value-type="float" office:value="25.5" calcext:value-type="float">
            <text:p>25.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60]/10" office:value-type="float" office:value="24.9" calcext:value-type="float">
            <text:p>24.9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61]/10" office:value-type="float" office:value="24.3" calcext:value-type="float">
            <text:p>24.3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62]/10" office:value-type="float" office:value="23.7" calcext:value-type="float">
            <text:p>23.7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63]/10" office:value-type="float" office:value="23.2" calcext:value-type="float">
            <text:p>23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64]/10" office:value-type="float" office:value="22.6" calcext:value-type="float">
            <text:p>22.6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65]/10" office:value-type="float" office:value="22.1" calcext:value-type="float">
            <text:p>22.1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66]/10" office:value-type="float" office:value="21.5" calcext:value-type="float">
            <text:p>21.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67]/10"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68]/10" office:value-type="float" office:value="20.5" calcext:value-type="float">
            <text:p>20.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69]/10"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70]/10" office:value-type="float" office:value="19.6" calcext:value-type="float">
            <text:p>19.6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71]/10" office:value-type="float" office:value="19.1" calcext:value-type="float">
            <text:p>19.1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72]/10" office:value-type="float" office:value="18.7" calcext:value-type="float">
            <text:p>18.7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73]/10" office:value-type="float" office:value="18.2" calcext:value-type="float">
            <text:p>18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74]/10" office:value-type="float" office:value="17.8" calcext:value-type="float">
            <text:p>17.8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75]/10" office:value-type="float" office:value="17.4" calcext:value-type="float">
            <text:p>17.4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76]/10" office:value-type="float" office:value="16.9" calcext:value-type="float">
            <text:p>16.9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77]/10" office:value-type="float" office:value="16.5" calcext:value-type="float">
            <text:p>16.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78]/10" office:value-type="float" office:value="16.2" calcext:value-type="float">
            <text:p>16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79]/10" office:value-type="float" office:value="15.8" calcext:value-type="float">
            <text:p>15.8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80]/10" office:value-type="float" office:value="15.4" calcext:value-type="float">
            <text:p>15.4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81]/10"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82]/10" office:value-type="float" office:value="14.7" calcext:value-type="float">
            <text:p>14.7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83]/10" office:value-type="float" office:value="14.3" calcext:value-type="float">
            <text:p>14.3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84]/10"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85]/10" office:value-type="float" office:value="13.7" calcext:value-type="float">
            <text:p>13.7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86]/10" office:value-type="float" office:value="13.3" calcext:value-type="float">
            <text:p>13.3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87]/10"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88]/10" office:value-type="float" office:value="12.7" calcext:value-type="float">
            <text:p>12.7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89]/10" office:value-type="float" office:value="12.4" calcext:value-type="float">
            <text:p>12.4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90]/10" office:value-type="float" office:value="12.1" calcext:value-type="float">
            <text:p>12.1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91]/10" office:value-type="float" office:value="11.8" calcext:value-type="float">
            <text:p>11.8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92]/10" office:value-type="float" office:value="11.5" calcext:value-type="float">
            <text:p>11.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93]/10" office:value-type="float" office:value="11.3" calcext:value-type="float">
            <text:p>11.3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94]/10"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95]/10" office:value-type="float" office:value="10.7" calcext:value-type="float">
            <text:p>10.7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96]/10" office:value-type="float" office:value="10.5" calcext:value-type="float">
            <text:p>10.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97]/10" office:value-type="float" office:value="10.2" calcext:value-type="float">
            <text:p>10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98]/10" office:value-type="float" office:value="10" calcext:value-type="float">
            <text:p>10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N3:Sheet1.N9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1">00/00/0000</text:date>, <text:time style:data-style-name="N2" text:time-value="0000-00-00T00:00:01.9759415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30T21:14:09.884000000</meta:creation-date>
    <dc:date>2013-10-31T00:16:57.162000000</dc:date>
    <meta:editing-duration>PT1H2M45S</meta:editing-duration>
    <meta:editing-cycles>7</meta:editing-cycles>
    <meta:generator>LibreOffice/4.1.1.2$Windows_x86 LibreOffice_project/7e4286b58adc75a14f6d83f53a03b6c11fa2903</meta:generator>
    <meta:document-statistic meta:table-count="1" meta:cell-count="393" meta:object-count="0"/>
  </office:meta>
</office:document-meta>
</file>